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Standard">
        <draw:frame draw:style-name="gr1" draw:layer="layout" svg:width="19cm" svg:height="19.5cm" svg:x="1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2-17T08:56:41</dc:date>
    <dc:creator>Franck OURION</dc:creator>
    <meta:editing-duration>PT00H00M23S</meta:editing-duration>
    <meta:editing-cycles>1</meta:editing-cycles>
    <meta:document-statistic meta:object-count="1"/>
    <meta:generator>OpenOffice.org/3.1$Win32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9.001cm" svg:height="19.501cm" chart:class="chart:scatter" chart:style-name="ch1">
        <chart:title svg:x="7.78cm" svg:y="0.391cm" chart:style-name="ch2">
          <text:p>Polynôme ordre 3</text:p>
        </chart:title>
        <chart:legend chart:legend-position="end" svg:x="17.495cm" svg:y="9.442cm" chart:style-name="ch3"/>
        <chart:plot-area chart:style-name="ch4" chart:data-source-has-labels="both" svg:x="0.559cm" svg:y="1.284cm" svg:width="16.557cm" svg:height="17.248cm">
          <chart:axis chart:dimension="x" chart:name="primary-x" chart:style-name="ch5">
            <chart:title svg:x="9.071cm" svg:y="18.324cm" chart:style-name="ch6">
              <text:p>x</text:p>
            </chart:title>
            <chart:categories table:cell-range-address="local-table.$A$2:.$A$42"/>
          </chart:axis>
          <chart:axis chart:dimension="y" chart:name="primary-y" chart:style-name="ch5">
            <chart:title svg:x="0.381cm" svg:y="9.82cm" chart:style-name="ch7">
              <text:p>f(x)</text:p>
            </chart:title>
            <chart:grid chart:style-name="ch8" chart:class="major"/>
          </chart:axis>
          <chart:series chart:style-name="ch9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(x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">
                <text:p>-4.8</text:p>
              </table:table-cell>
              <table:table-cell office:value-type="float" office:value="-49.544">
                <text:p>-49.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6">
                <text:p>-4.6</text:p>
              </table:table-cell>
              <table:table-cell office:value-type="float" office:value="-35.912">
                <text:p>-35.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4">
                <text:p>-4.4</text:p>
              </table:table-cell>
              <table:table-cell office:value-type="float" office:value="-24.008">
                <text:p>-24.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2">
                <text:p>-4.2</text:p>
              </table:table-cell>
              <table:table-cell office:value-type="float" office:value="-13.736">
                <text:p>-13.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8">
                <text:p>-3.8</text:p>
              </table:table-cell>
              <table:table-cell office:value-type="float" office:value="2.29600000000001">
                <text:p>2.2960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6">
                <text:p>-3.6</text:p>
              </table:table-cell>
              <table:table-cell office:value-type="float" office:value="8.24799999999999">
                <text:p>8.247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4">
                <text:p>-3.4</text:p>
              </table:table-cell>
              <table:table-cell office:value-type="float" office:value="12.952">
                <text:p>12.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2">
                <text:p>-3.2</text:p>
              </table:table-cell>
              <table:table-cell office:value-type="float" office:value="16.504">
                <text:p>16.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8">
                <text:p>-2.8</text:p>
              </table:table-cell>
              <table:table-cell office:value-type="float" office:value="20.536">
                <text:p>20.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6">
                <text:p>-2.6</text:p>
              </table:table-cell>
              <table:table-cell office:value-type="float" office:value="21.208">
                <text:p>21.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4">
                <text:p>-2.4</text:p>
              </table:table-cell>
              <table:table-cell office:value-type="float" office:value="21.112">
                <text:p>21.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2">
                <text:p>-2.2</text:p>
              </table:table-cell>
              <table:table-cell office:value-type="float" office:value="20.344">
                <text:p>20.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">
                <text:p>-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">
                <text:p>-1.8</text:p>
              </table:table-cell>
              <table:table-cell office:value-type="float" office:value="17.176">
                <text:p>17.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6">
                <text:p>-1.6</text:p>
              </table:table-cell>
              <table:table-cell office:value-type="float" office:value="14.968">
                <text:p>14.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4">
                <text:p>-1.4</text:p>
              </table:table-cell>
              <table:table-cell office:value-type="float" office:value="12.472">
                <text:p>12.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2">
                <text:p>-1.2</text:p>
              </table:table-cell>
              <table:table-cell office:value-type="float" office:value="9.784">
                <text:p>9.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">
                <text:p>-0.8</text:p>
              </table:table-cell>
              <table:table-cell office:value-type="float" office:value="4.216">
                <text:p>4.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">
                <text:p>-0.6</text:p>
              </table:table-cell>
              <table:table-cell office:value-type="float" office:value="1.528">
                <text:p>1.5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">
                <text:p>-0.4</text:p>
              </table:table-cell>
              <table:table-cell office:value-type="float" office:value="-0.968">
                <text:p>-0.9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3.17600000000001">
                <text:p>-3.1760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">
                <text:p>0.2</text:p>
              </table:table-cell>
              <table:table-cell office:value-type="float" office:value="-6.344">
                <text:p>-6.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">
                <text:p>0.4</text:p>
              </table:table-cell>
              <table:table-cell office:value-type="float" office:value="-7.112">
                <text:p>-7.1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-7.208">
                <text:p>-7.2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-6.53599999999999">
                <text:p>-6.535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">
                <text:p>1.2</text:p>
              </table:table-cell>
              <table:table-cell office:value-type="float" office:value="-2.504">
                <text:p>-2.5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">
                <text:p>1.4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">
                <text:p>1.6</text:p>
              </table:table-cell>
              <table:table-cell office:value-type="float" office:value="5.752">
                <text:p>5.7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">
                <text:p>1.8</text:p>
              </table:table-cell>
              <table:table-cell office:value-type="float" office:value="11.704">
                <text:p>11.7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">
                <text:p>2.2</text:p>
              </table:table-cell>
              <table:table-cell office:value-type="float" office:value="27.736">
                <text:p>27.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">
                <text:p>2.4</text:p>
              </table:table-cell>
              <table:table-cell office:value-type="float" office:value="38.008">
                <text:p>38.0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">
                <text:p>2.6</text:p>
              </table:table-cell>
              <table:table-cell office:value-type="float" office:value="49.912">
                <text:p>49.9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">
                <text:p>2.8</text:p>
              </table:table-cell>
              <table:table-cell office:value-type="float" office:value="63.544">
                <text:p>63.5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